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Courier New" svg:font-family="'Courier New'" style:font-family-generic="modern" style:font-pitch="fixed"/>
    <style:font-face style:name="JetBrainsMonoNL" svg:font-family="JetBrainsMonoNL, Menlo, Monaco, 'Courier New', monospace"/>
    <style:font-face style:name="JetBrainsMonoNL1" svg:font-family="JetBrainsMonoNL, Menlo, Monaco, 'Courier New', monospace, 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udio-Feixen-Sans" svg:font-family="Studio-Feixen-Sans, Arial, sans-serif"/>
  </office:font-face-decls>
  <office:automatic-styles>
    <style:style style:name="P1" style:family="paragraph" style:parent-style-name="Text_20_body">
      <style:paragraph-properties fo:margin-left="0cm" fo:margin-right="0cm" fo:margin-top="0cm" fo:margin-bottom="0.212cm" style:contextual-spacing="false" fo:line-height="150%" fo:orphans="2" fo:widows="2" fo:text-indent="0cm" style:auto-text-indent="false" fo:padding="0cm" fo:border="none"/>
      <style:text-properties fo:font-variant="normal" fo:text-transform="none" fo:color="#05192d" loext:opacity="100%" style:font-name="Studio-Feixen-Sans" fo:font-size="10.5pt" fo:letter-spacing="normal" fo:font-style="normal" fo:font-weight="normal"/>
    </style:style>
    <style:style style:name="P2" style:family="paragraph" style:parent-style-name="Text_20_body">
      <style:paragraph-properties fo:margin-left="0.053cm" fo:margin-right="0.053cm" fo:margin-top="0cm" fo:margin-bottom="0cm" style:contextual-spacing="false" fo:line-height="150%" fo:orphans="2" fo:widows="2" fo:text-indent="0cm" style:auto-text-indent="false" fo:padding="0cm" fo:border="none"/>
    </style:style>
    <style:style style:name="P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5192d" loext:opacity="100%" style:font-name="Studio-Feixen-Sans" fo:font-size="10.5pt" fo:letter-spacing="normal" fo:font-style="normal" fo:font-weight="normal"/>
    </style:style>
    <style:style style:name="P4" style:family="paragraph" style:parent-style-name="Text_20_body" style:list-style-name="L1">
      <style:paragraph-properties fo:margin-left="0.053cm" fo:margin-right="0.053cm" fo:margin-top="0cm" fo:margin-bottom="0cm" style:contextual-spacing="false" fo:orphans="2" fo:widows="2" fo:text-indent="0cm" style:auto-text-indent="false" fo:padding="0cm" fo:border="none"/>
    </style:style>
    <style:style style:name="P5"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5192d" loext:opacity="100%" style:font-name="Studio-Feixen-Sans" fo:font-size="10.5pt" fo:letter-spacing="normal" fo:font-style="normal" fo:font-weight="normal"/>
    </style:style>
    <style:style style:name="P6" style:family="paragraph" style:parent-style-name="Preformatted_20_Text">
      <loext:graphic-properties draw:fill="solid" draw:fill-color="#efeff5" draw:opacity="100%"/>
      <style:paragraph-properties fo:margin-left="0.053cm" fo:margin-right="0.106cm" fo:margin-top="0cm" fo:margin-bottom="0cm" style:contextual-spacing="false" fo:line-height="150%" fo:text-align="start" style:justify-single-word="false" fo:orphans="2" fo:widows="2" fo:text-indent="0cm" style:auto-text-indent="false" fo:background-color="#efeff5" fo:padding="0.049cm" fo:border="0.06pt solid #dddddd"/>
    </style:style>
    <style:style style:name="P7" style:family="paragraph" style:parent-style-name="Text_20_body">
      <style:paragraph-properties fo:margin-left="0cm" fo:margin-right="0cm" fo:margin-top="0cm" fo:margin-bottom="0.212cm" style:contextual-spacing="false" fo:line-height="150%" fo:orphans="2" fo:widows="2" fo:text-indent="0cm" style:auto-text-indent="false" fo:padding="0cm" fo:border="none"/>
      <style:text-properties fo:font-variant="normal" fo:text-transform="none" fo:color="#000000" loext:opacity="100%" style:font-name="Courier New" fo:font-size="10.5pt" fo:letter-spacing="normal" fo:font-style="normal" fo:font-weight="normal" officeooo:paragraph-rsid="0012e0d1" fo:background-color="#ffffff"/>
    </style:style>
    <style:style style:name="P8" style:family="paragraph" style:parent-style-name="Text_20_body">
      <style:paragraph-properties fo:margin-left="0cm" fo:margin-right="0cm" fo:margin-top="0cm" fo:margin-bottom="0.212cm" style:contextual-spacing="false" fo:line-height="150%" fo:orphans="2" fo:widows="2" fo:text-indent="0cm" style:auto-text-indent="false" fo:padding="0cm" fo:border="none"/>
      <style:text-properties fo:color="#000000" loext:opacity="100%" style:font-name="Courier New" fo:font-size="10.5pt" fo:font-weight="normal" officeooo:paragraph-rsid="0012e0d1" fo:background-color="#ffffff"/>
    </style:style>
    <style:style style:name="P9" style:family="paragraph" style:parent-style-name="Standard">
      <style:paragraph-properties style:line-height-at-least="0.503cm"/>
      <style:text-properties fo:color="#000000" loext:opacity="100%" style:font-name="Courier New"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Courier New" fo:font-size="10.5pt" fo:font-weight="normal" fo:background-color="#ffffff"/>
    </style:style>
    <style:style style:name="P11" style:family="paragraph" style:parent-style-name="Standard">
      <style:text-properties style:font-name="Courier New" officeooo:paragraph-rsid="0012e0d1"/>
    </style:style>
    <style:style style:name="P12" style:family="paragraph" style:parent-style-name="Standard">
      <style:paragraph-properties fo:margin-left="0cm" fo:margin-right="0cm" style:line-height-at-least="0.556cm" fo:text-indent="0cm" style:auto-text-indent="false"/>
      <style:text-properties fo:color="#000000" loext:opacity="100%" style:font-name="Courier New" fo:font-size="12pt" fo:font-weight="normal" fo:background-color="#ffffff"/>
    </style:style>
    <style:style style:name="P13" style:family="paragraph" style:parent-style-name="Standard">
      <style:paragraph-properties fo:margin-left="0cm" fo:margin-right="0cm" style:line-height-at-least="0.556cm" fo:text-indent="0cm" style:auto-text-indent="false"/>
      <style:text-properties fo:color="#000000" loext:opacity="100%" style:font-name="Courier New" fo:background-color="#ffffff"/>
    </style:style>
    <style:style style:name="P14" style:family="paragraph" style:parent-style-name="Standard">
      <style:paragraph-properties style:line-height-at-least="0.556cm"/>
      <style:text-properties fo:color="#000000" loext:opacity="100%" style:font-name="Courier New" fo:background-color="#ffffff"/>
    </style:style>
    <style:style style:name="P15" style:family="paragraph" style:parent-style-name="Standard">
      <style:text-properties style:font-name="Courier New"/>
    </style:style>
    <style:style style:name="P16" style:family="paragraph" style:parent-style-name="Standard">
      <style:text-properties fo:color="#000000" loext:opacity="100%" style:font-name="JetBrainsMonoNL1" fo:font-size="12pt" fo:font-weight="normal" fo:background-color="#ffffff"/>
    </style:style>
    <style:style style:name="P17" style:family="paragraph" style:parent-style-name="Standard">
      <style:paragraph-properties fo:margin-left="0cm" fo:margin-right="0cm" style:line-height-at-least="0.556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56cm" fo:text-indent="0cm" style:auto-text-indent="false"/>
      <style:text-properties fo:color="#000000" loext:opacity="100%" style:font-name="JetBrainsMonoNL1" fo:font-size="12pt" fo:font-weight="normal" fo:background-color="#ffffff"/>
    </style:style>
    <style:style style:name="P19" style:family="paragraph" style:parent-style-name="Standard">
      <style:paragraph-properties style:line-height-at-least="0.556cm"/>
      <style:text-properties fo:color="#000000" loext:opacity="100%" fo:background-color="#ffffff"/>
    </style:style>
    <style:style style:name="P20" style:family="paragraph" style:parent-style-name="Text_20_body">
      <style:paragraph-properties fo:margin-left="0cm" fo:margin-right="0cm" style:line-height-at-least="0.556cm" fo:text-indent="0cm" style:auto-text-indent="false"/>
      <style:text-properties fo:font-variant="normal" fo:text-transform="none" fo:color="#05192d" loext:opacity="100%" style:font-name="JetBrainsMonoNL1" fo:font-size="12pt" fo:letter-spacing="normal" fo:font-style="normal" fo:font-weight="normal" fo:background-color="#ffffff"/>
    </style:style>
    <style:style style:name="P21"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22" style:family="paragraph" style:parent-style-name="Text_20_body" style:list-style-name="L2">
      <style:paragraph-properties fo:margin-left="0cm" fo:margin-right="0cm" fo:orphans="2" fo:widows="2" fo:text-indent="0cm" style:auto-text-indent="false" fo:padding="0cm" fo:border="none"/>
    </style:style>
    <style:style style:name="P23" style:family="paragraph" style:parent-style-name="Standard">
      <style:paragraph-properties fo:margin-left="0cm" fo:margin-right="0cm" style:line-height-at-least="0.556cm" fo:text-indent="0cm" style:auto-text-indent="false"/>
      <style:text-properties fo:color="#000000" loext:opacity="100%" style:font-name="Consolas" fo:font-size="10.5pt" fo:font-weight="normal" fo:background-color="#ffffff"/>
    </style:style>
    <style:style style:name="P24" style:family="paragraph" style:parent-style-name="Standard">
      <style:paragraph-properties fo:margin-left="0cm" fo:margin-right="0cm" style:line-height-at-least="0.503cm" fo:text-indent="0cm" style:auto-text-indent="false"/>
      <style:text-properties fo:color="#000000" loext:opacity="100%" style:font-name="Consolas" fo:font-size="10.5pt" fo:font-weight="normal" fo:background-color="#ffffff"/>
    </style:style>
    <style:style style:name="P25" style:family="paragraph" style:parent-style-name="Standard">
      <style:paragraph-properties style:line-height-at-least="0.503cm"/>
      <style:text-properties fo:color="#000000" loext:opacity="100%" fo:background-color="#ffffff"/>
    </style:style>
    <style:style style:name="T1" style:family="text">
      <style:text-properties officeooo:rsid="001067d0"/>
    </style:style>
    <style:style style:name="T2" style:family="text">
      <style:text-properties fo:font-variant="normal" fo:text-transform="none" fo:color="#05192d" loext:opacity="100%" style:font-name="Studio-Feixen-Sans" fo:font-size="10.5pt" fo:letter-spacing="normal" fo:font-style="normal" fo:font-weight="normal"/>
    </style:style>
    <style:style style:name="T3" style:family="text">
      <style:text-properties fo:font-variant="normal" fo:text-transform="none" fo:color="#05192d" loext:opacity="100%" style:font-name="JetBrainsMonoNL" fo:font-size="9pt" fo:letter-spacing="normal" fo:font-style="normal" fo:font-weight="normal" fo:background-color="#efeff5" loext:char-shading-value="0" loext:padding="0cm" loext:border="none"/>
    </style:style>
    <style:style style:name="T4" style:family="text">
      <style:text-properties fo:font-variant="normal" fo:text-transform="none" fo:color="#0000ff" loext:opacity="100%" style:font-name="JetBrainsMonoNL" fo:font-size="10.5pt" fo:letter-spacing="normal" fo:font-style="normal" fo:font-weight="normal" fo:background-color="#efeff5" loext:char-shading-value="0" loext:padding="0cm" loext:border="none"/>
    </style:style>
    <style:style style:name="T5" style:family="text">
      <style:text-properties fo:font-variant="normal" fo:text-transform="none" fo:color="#05192d" loext:opacity="100%" style:font-name="JetBrainsMonoNL" fo:font-size="10.5pt" fo:letter-spacing="normal" fo:font-style="normal" fo:font-weight="normal" fo:background-color="#efeff5" loext:char-shading-value="0" loext:padding="0cm" loext:border="none"/>
    </style:style>
    <style:style style:name="T6" style:family="text">
      <style:text-properties fo:font-variant="normal" fo:text-transform="none" fo:color="#393a34" loext:opacity="100%" style:font-name="JetBrainsMonoNL" fo:font-size="10.5pt" fo:letter-spacing="normal" fo:font-style="normal" fo:font-weight="normal" fo:background-color="#efeff5" loext:char-shading-value="0" loext:padding="0cm" loext:border="none"/>
    </style:style>
    <style:style style:name="T7" style:family="text">
      <style:text-properties fo:font-variant="normal" fo:text-transform="none" fo:color="#05192d" loext:opacity="100%" fo:letter-spacing="normal" fo:background-color="#efeff5" loext:char-shading-value="0" loext:padding="0cm" loext:border="none"/>
    </style:style>
    <style:style style:name="T8" style:family="text">
      <style:text-properties fo:font-variant="normal" fo:text-transform="none" fo:color="#36acaa" loext:opacity="100%" style:font-name="JetBrainsMonoNL" fo:font-size="10.5pt" fo:letter-spacing="normal" fo:font-style="normal" fo:font-weight="normal" fo:background-color="#efeff5" loext:char-shading-value="0" loext:padding="0cm" loext:border="none"/>
    </style:style>
    <style:style style:name="T9" style:family="text">
      <style:text-properties fo:font-variant="normal" fo:text-transform="none" fo:color="#008000" loext:opacity="100%" style:font-name="JetBrainsMonoNL" fo:font-size="10.5pt" fo:letter-spacing="normal" fo:font-style="italic" fo:font-weight="normal" fo:background-color="#efeff5" loext:char-shading-value="0" loext:padding="0cm" loext:border="none"/>
    </style:style>
    <style:style style:name="T10" style:family="text">
      <style:text-properties fo:font-size="12pt" fo:font-weight="normal"/>
    </style:style>
    <style:style style:name="T11" style:family="text">
      <style:text-properties style:font-name="JetBrainsMonoNL1" fo:font-size="12pt" fo:font-weight="normal"/>
    </style:style>
    <style:style style:name="T12" style:family="text">
      <style:text-properties fo:font-variant="normal" fo:text-transform="none" fo:color="#05192d" loext:opacity="100%" style:font-name="Studio-Feixen-Sans" fo:font-size="10.5pt" fo:letter-spacing="normal" fo:font-style="normal" fo:font-weight="bold" loext:padding="0cm" loext:border="none"/>
    </style:style>
    <style:style style:name="T13" style:family="text">
      <style:text-properties fo:font-variant="normal" fo:text-transform="none" fo:color="#a31515" loext:opacity="100%" style:font-name="JetBrainsMonoNL" fo:font-size="10.5pt" fo:letter-spacing="normal" fo:font-style="normal" fo:font-weight="normal" fo:background-color="#efeff5" loext:char-shading-value="0" loext:padding="0cm" loext:border="none"/>
    </style:style>
    <style:style style:name="T14" style:family="text">
      <style:text-properties style:font-name="JetBrainsMonoNL1" fo:font-size="12pt"/>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Y</text:span>ou worked on Basic Testing Types, chapter 3 of the course Introduction to Testing in Python. Here is what you covered in your last lesson:</text:p>
      <text:p text:style-name="P2"><text:span text:style-name="T2">You learned about the concept of fixture teardowns in pytest, which are crucial for cleaning up resources after tests to prevent issues like memory leaks and performance degradation. Fixture teardowns are implemented using the </text:span><text:span text:style-name="Source_20_Text"><text:span text:style-name="T3">yield</text:span></text:span><text:span text:style-name="T2"> keyword in a pytest fixture, marking the separation between setup and teardown phases. This approach ensures that resources are properly released after a test, maintaining the integrity and performance of the testing environment. Key points include:</text:span></text:p>
      <text:list text:style-name="L1">
        <text:list-item>
          <text:p text:style-name="P3">Understanding the importance of teardowns in testing environments to clean up resources and prevent memory leaks, performance issues, and invalid test results.</text:p>
        </text:list-item>
        <text:list-item>
          <text:p text:style-name="P4"><text:span text:style-name="T2">Learning how to use the </text:span><text:span text:style-name="Source_20_Text"><text:span text:style-name="T3">yield</text:span></text:span><text:span text:style-name="T2"> keyword in pytest fixtures to implement teardowns, with </text:span><text:span text:style-name="Source_20_Text"><text:span text:style-name="T3">yield</text:span></text:span><text:span text:style-name="T2"> marking the transition from setup to teardown.</text:span></text:p>
        </text:list-item>
        <text:list-item>
          <text:p text:style-name="P5">Recognizing when teardowns are particularly important, such as when dealing with large objects or multiple tests that could interfere with each other without proper cleanup.</text:p>
        </text:list-item>
      </text:list>
      <text:p text:style-name="P1">Here's an example of implementing a teardown in a pytest fixture:</text:p>
      <text:p text:style-name="P6"><text:span text:style-name="Source_20_Text"><text:span text:style-name="T4">import</text:span></text:span><text:span text:style-name="Source_20_Text"><text:span text:style-name="T5"> pytest</text:span></text:span></text:p>
      <text:p text:style-name="P6"/>
      <text:p text:style-name="P6"><text:span text:style-name="Source_20_Text"><text:span text:style-name="T6">@pytest.fixture</text:span></text:span></text:p>
      <text:p text:style-name="P6"><text:span text:style-name="Source_20_Text"><text:span text:style-name="T4">def</text:span></text:span><text:span text:style-name="Source_20_Text"><text:span text:style-name="T5"> </text:span></text:span><text:span text:style-name="Source_20_Text"><text:span text:style-name="T6">prepare_data():</text:span></text:span></text:p>
      <text:p text:style-name="P6"><text:span text:style-name="Source_20_Text"><text:span text:style-name="T7"><text:s text:c="4"/></text:span></text:span><text:span text:style-name="Source_20_Text"><text:span text:style-name="T5">data </text:span></text:span><text:span text:style-name="Source_20_Text"><text:span text:style-name="T6">=</text:span></text:span><text:span text:style-name="Source_20_Text"><text:span text:style-name="T5"> </text:span></text:span><text:span text:style-name="Source_20_Text"><text:span text:style-name="T6">[</text:span></text:span><text:span text:style-name="Source_20_Text"><text:span text:style-name="T5">i </text:span></text:span><text:span text:style-name="Source_20_Text"><text:span text:style-name="T4">for</text:span></text:span><text:span text:style-name="Source_20_Text"><text:span text:style-name="T5"> i </text:span></text:span><text:span text:style-name="Source_20_Text"><text:span text:style-name="T4">in</text:span></text:span><text:span text:style-name="Source_20_Text"><text:span text:style-name="T5"> range</text:span></text:span><text:span text:style-name="Source_20_Text"><text:span text:style-name="T6">(</text:span></text:span><text:span text:style-name="Source_20_Text"><text:span text:style-name="T8">10</text:span></text:span><text:span text:style-name="Source_20_Text"><text:span text:style-name="T6">)]</text:span></text:span></text:p>
      <text:p text:style-name="P6"><text:span text:style-name="Source_20_Text"><text:span text:style-name="T7"><text:s text:c="4"/></text:span></text:span><text:span text:style-name="Source_20_Text"><text:span text:style-name="T4">yield</text:span></text:span><text:span text:style-name="Source_20_Text"><text:span text:style-name="T5"> data <text:s/></text:span></text:span><text:span text:style-name="Source_20_Text"><text:span text:style-name="T9"># Setup phase ends and teardown begins after this line</text:span></text:span></text:p>
      <text:p text:style-name="P6"><text:span text:style-name="Source_20_Text"><text:span text:style-name="T7"><text:s text:c="4"/></text:span></text:span><text:span text:style-name="Source_20_Text"><text:span text:style-name="T5">data</text:span></text:span><text:span text:style-name="Source_20_Text"><text:span text:style-name="T6">.</text:span></text:span><text:span text:style-name="Source_20_Text"><text:span text:style-name="T5">clear</text:span></text:span><text:span text:style-name="Source_20_Text"><text:span text:style-name="T6">()</text:span></text:span><text:span text:style-name="Source_20_Text"><text:span text:style-name="T5"> <text:s/></text:span></text:span><text:span text:style-name="Source_20_Text"><text:span text:style-name="T9"># Clear the data list</text:span></text:span></text:p>
      <text:p text:style-name="P6"><text:span text:style-name="Source_20_Text"><text:span text:style-name="T7"><text:s text:c="4"/></text:span></text:span><text:span text:style-name="Source_20_Text"><text:span text:style-name="T4">del</text:span></text:span><text:span text:style-name="Source_20_Text"><text:span text:style-name="T5"> data <text:s/></text:span></text:span><text:span text:style-name="Source_20_Text"><text:span text:style-name="T9"># Delete the data variable</text:span></text:span></text:p>
      <text:p text:style-name="P1">This lesson emphasized the necessity of teardowns in any testing scenario involving more than a trivial amount of resources or tests, highlighting how proper cleanup ensures reliable, efficient testing processes.</text:p>
      <text:p text:style-name="P1">The goal of the next lesson is to explore advanced features of pytest fixtures, enhancing test efficiency and organization.</text:p>
      <text:p text:style-name="P7">------------------------------------------------------------------------------------------------------------------------------------</text:p>
      <text:p text:style-name="P8">import pytest</text:p>
      <text:p text:style-name="P9"/>
      <text:p text:style-name="P10">@pytest.fixture</text:p>
      <text:p text:style-name="P10">def prepare_data():</text:p>
      <text:p text:style-name="P10">return [i for i in range(10)]</text:p>
      <text:p text:style-name="P9"/>
      <text:p text:style-name="P10">def test_elements(prepare_data):</text:p>
      <text:p text:style-name="P10">assert 9 in prepare_data</text:p>
      <text:p text:style-name="P10">assert 10 not in prepare_data</text:p>
      <text:p text:style-name="P1"/>
      <text:p text:style-name="P11">------------------------------------------------------------------------------------------------------------------------------------</text:p>
      <text:p text:style-name="P12"><text:soft-page-break/>def factorial(n):</text:p>
      <text:p text:style-name="P13">    <text:span text:style-name="T10">if n == 0: return 1</text:span></text:p>
      <text:p text:style-name="P13">    <text:span text:style-name="T10">elif (type(n) == int):</text:span></text:p>
      <text:p text:style-name="P13">        <text:span text:style-name="T10">return n * factorial(n-1)</text:span></text:p>
      <text:p text:style-name="P13">    <text:span text:style-name="T10">else: return -1</text:span></text:p>
      <text:p text:style-name="P14"/>
      <text:p text:style-name="P12"># Test case: input of a wrong type</text:p>
      <text:p text:style-name="P12">def test_str():</text:p>
      <text:p text:style-name="P13">    <text:span text:style-name="T10">assert factorial('5') == -1</text:span></text:p>
      <text:p text:style-name="P13">    <text:span text:style-name="T10">print('Test passed')</text:span></text:p>
      <text:p text:style-name="P14"/>
      <text:p text:style-name="P12">test_str()</text:p>
      <text:p text:style-name="P12"/>
      <text:p text:style-name="P11">------------------------------------------------------------------------------------------------------------------------------------</text:p>
      <text:p text:style-name="Standard"/>
      <text:p text:style-name="P15">import pytest</text:p>
      <text:p text:style-name="P15">import pandas as pd</text:p>
      <text:p text:style-name="P15">import numpy as np</text:p>
      <text:p text:style-name="P15"/>
      <text:p text:style-name="P15">def test_aggregated_is_series(aggregated):</text:p>
      <text:p text:style-name="P15"><text:s text:c="4"/>assert isinstance(aggregated, pd.Series), "aggregated should be a pandas Series"</text:p>
      <text:p text:style-name="P15"/>
      <text:p text:style-name="P15">def test_aggregated_not_empty(aggregated):</text:p>
      <text:p text:style-name="P15"><text:s text:c="4"/>assert len(aggregated) &gt; 0, "aggregated should have more than 0 rows"</text:p>
      <text:p text:style-name="P15"/>
      <text:p text:style-name="P15">def test_aggregated_dtype(aggregated):</text:p>
      <text:p text:style-name="P15"><text:s text:c="4"/>assert np.issubdtype(aggregated.dtype, np.number), "aggregated should have a numeric dtype (int or float)"</text:p>
      <text:p text:style-name="P15"/>
      <text:p text:style-name="P15">------------------------------------------------------------------------------------------------------------------------------------</text:p>
      <text:p text:style-name="P15"/>
      <text:p text:style-name="P16">def create_list():</text:p>
      <text:p text:style-name="P17">    <text:span text:style-name="T11">return [i for i in range(1000)]</text:span></text:p>
      <text:p text:style-name="P18">def create_set():</text:p>
      <text:p text:style-name="P17">    <text:span text:style-name="T11">return set([i for i in range(1000)])</text:span></text:p>
      <text:p text:style-name="P18">def find(it, el=50):</text:p>
      <text:p text:style-name="P17">    <text:span text:style-name="T11">return el in it</text:span></text:p>
      <text:p text:style-name="P19"/>
      <text:p text:style-name="P18"># Write the performance test for a list</text:p>
      <text:p text:style-name="P18">def test_list(benchmark):</text:p>
      <text:p text:style-name="P17">    <text:span text:style-name="T11">benchmark(find, it=create_list())</text:span></text:p>
      <text:p text:style-name="P19"/>
      <text:p text:style-name="P18"># Write the performance test for a set</text:p>
      <text:p text:style-name="P18">def test_set(benchmark):</text:p>
      <text:p text:style-name="P17">    <text:span text:style-name="T11">benchmark(find, it=create_set())</text:span></text:p>
      <text:p text:style-name="P18"><text:soft-page-break/>------------------------------------------------------------------------------------------------------------------------------------</text:p>
      <text:p text:style-name="P17"><text:span text:style-name="T11"/></text:p>
      <text:p text:style-name="P20">When you left 17 hours ago, you worked on Writing tests with unittest, chapter 4 of the course Introduction to Testing in Python. Here is what you covered in your last lesson:</text:p>
      <text:p text:style-name="P1">You learned about the concept of integration testing, a crucial software testing method that checks the interactions between different system modules to ensure they work together as expected. Integration testing is vital because it helps identify issues that can arise when modules interact, such as data loss, slow interactions, or version conflicts.</text:p>
      <text:p text:style-name="P1">Key points covered include:</text:p>
      <text:list text:style-name="L2">
        <text:list-item>
          <text:p text:style-name="P21"><text:span text:style-name="Strong_20_Emphasis"><text:span text:style-name="T12">Integration Testing Definition</text:span></text:span><text:span text:style-name="T2">: It verifies the interactions between modules, ensuring they perform as intended when combined.</text:span></text:p>
        </text:list-item>
        <text:list-item>
          <text:p text:style-name="P21"><text:span text:style-name="Strong_20_Emphasis"><text:span text:style-name="T12">Real-World Examples</text:span></text:span><text:span text:style-name="T2">: Examples like power cables, internet connections, file reading drivers, database connections, and APIs illustrate the concept of integration in everyday technology.</text:span></text:p>
        </text:list-item>
        <text:list-item>
          <text:p text:style-name="P21"><text:span text:style-name="Strong_20_Emphasis"><text:span text:style-name="T12">Importance of Integration Testing</text:span></text:span><text:span text:style-name="T2">: You discovered why testing integrations is essential, highlighting potential problems like connection losses, slow interactions, and interface mismatches.</text:span></text:p>
        </text:list-item>
        <text:list-item>
          <text:p text:style-name="P22"><text:span text:style-name="Strong_20_Emphasis"><text:span text:style-name="T12">Practical Example</text:span></text:span><text:span text:style-name="T2">: A hands-on example demonstrated how to test the integration between Python and a file system using a "setup file" fixture function in pytest to create and remove a test file, ensuring Python can interact with the file system correctly.</text:span></text:p>
        </text:list-item>
      </text:list>
      <text:p text:style-name="P6"><text:span text:style-name="Source_20_Text"><text:span text:style-name="T4">import</text:span></text:span><text:span text:style-name="Source_20_Text"><text:span text:style-name="T5"> pandas </text:span></text:span><text:span text:style-name="Source_20_Text"><text:span text:style-name="T4">as</text:span></text:span><text:span text:style-name="Source_20_Text"><text:span text:style-name="T5"> pd</text:span></text:span></text:p>
      <text:p text:style-name="P6"><text:span text:style-name="Source_20_Text"><text:span text:style-name="T4">import</text:span></text:span><text:span text:style-name="Source_20_Text"><text:span text:style-name="T5"> pytest</text:span></text:span></text:p>
      <text:p text:style-name="P6"/>
      <text:p text:style-name="P6"><text:span text:style-name="Source_20_Text"><text:span text:style-name="T6">@pytest.fixture</text:span></text:span></text:p>
      <text:p text:style-name="P6"><text:span text:style-name="Source_20_Text"><text:span text:style-name="T4">def</text:span></text:span><text:span text:style-name="Source_20_Text"><text:span text:style-name="T5"> </text:span></text:span><text:span text:style-name="Source_20_Text"><text:span text:style-name="T6">get_df():</text:span></text:span></text:p>
      <text:p text:style-name="P6"><text:span text:style-name="Source_20_Text"><text:span text:style-name="T7"><text:s text:c="4"/></text:span></text:span><text:span text:style-name="Source_20_Text"><text:span text:style-name="T4">return</text:span></text:span><text:span text:style-name="Source_20_Text"><text:span text:style-name="T5"> pd</text:span></text:span><text:span text:style-name="Source_20_Text"><text:span text:style-name="T6">.</text:span></text:span><text:span text:style-name="Source_20_Text"><text:span text:style-name="T5">read_csv</text:span></text:span><text:span text:style-name="Source_20_Text"><text:span text:style-name="T6">(</text:span></text:span><text:span text:style-name="Source_20_Text"><text:span text:style-name="T13">'https://example.com/dataset.csv'</text:span></text:span><text:span text:style-name="Source_20_Text"><text:span text:style-name="T6">)</text:span></text:span></text:p>
      <text:p text:style-name="P6"/>
      <text:p text:style-name="P6"><text:span text:style-name="Source_20_Text"><text:span text:style-name="T4">def</text:span></text:span><text:span text:style-name="Source_20_Text"><text:span text:style-name="T5"> </text:span></text:span><text:span text:style-name="Source_20_Text"><text:span text:style-name="T6">test_get_df(</text:span></text:span><text:span text:style-name="Source_20_Text"><text:span text:style-name="T5">get_df</text:span></text:span><text:span text:style-name="Source_20_Text"><text:span text:style-name="T6">):</text:span></text:span></text:p>
      <text:p text:style-name="P6"><text:span text:style-name="Source_20_Text"><text:span text:style-name="T7"><text:s text:c="4"/></text:span></text:span><text:span text:style-name="Source_20_Text"><text:span text:style-name="T4">assert</text:span></text:span><text:span text:style-name="Source_20_Text"><text:span text:style-name="T5"> type</text:span></text:span><text:span text:style-name="Source_20_Text"><text:span text:style-name="T6">(</text:span></text:span><text:span text:style-name="Source_20_Text"><text:span text:style-name="T5">get_df</text:span></text:span><text:span text:style-name="Source_20_Text"><text:span text:style-name="T6">)</text:span></text:span><text:span text:style-name="Source_20_Text"><text:span text:style-name="T5"> </text:span></text:span><text:span text:style-name="Source_20_Text"><text:span text:style-name="T6">==</text:span></text:span><text:span text:style-name="Source_20_Text"><text:span text:style-name="T5"> pd</text:span></text:span><text:span text:style-name="Source_20_Text"><text:span text:style-name="T6">.</text:span></text:span><text:span text:style-name="Source_20_Text"><text:span text:style-name="T5">DataFrame</text:span></text:span></text:p>
      <text:p text:style-name="P6"><text:span text:style-name="Source_20_Text"><text:span text:style-name="T7"><text:s text:c="4"/></text:span></text:span><text:span text:style-name="Source_20_Text"><text:span text:style-name="T4">assert</text:span></text:span><text:span text:style-name="Source_20_Text"><text:span text:style-name="T5"> get_df</text:span></text:span><text:span text:style-name="Source_20_Text"><text:span text:style-name="T6">.</text:span></text:span><text:span text:style-name="Source_20_Text"><text:span text:style-name="T5">shape</text:span></text:span><text:span text:style-name="Source_20_Text"><text:span text:style-name="T6">[</text:span></text:span><text:span text:style-name="Source_20_Text"><text:span text:style-name="T8">0</text:span></text:span><text:span text:style-name="Source_20_Text"><text:span text:style-name="T6">]</text:span></text:span><text:span text:style-name="Source_20_Text"><text:span text:style-name="T5"> </text:span></text:span><text:span text:style-name="Source_20_Text"><text:span text:style-name="T6">&gt;</text:span></text:span><text:span text:style-name="Source_20_Text"><text:span text:style-name="T5"> </text:span></text:span><text:span text:style-name="Source_20_Text"><text:span text:style-name="T8">0</text:span></text:span></text:p>
      <text:p text:style-name="P1">This code snippet exemplifies how to implement integration tests with pytest, checking the integration between Python's pandas library and a CSV file to ensure data is correctly read into a DataFrame. Through these exercises, you've gained a foundational understanding of integration testing, preparing you to create and run your own tests in real-world projects.</text:p>
      <text:p text:style-name="P1">The goal of the next lesson is to learn how to write and run your own unit tests using pytest, focusing on developing thorough test cases for comprehensive coverage.</text:p>
      <text:p text:style-name="P17"><text:span text:style-name="T11"/></text:p>
      <text:p text:style-name="P17"><text:span text:style-name="T11"/></text:p>
      <text:p text:style-name="P17"><text:span text:style-name="T11"/></text:p>
      <text:p text:style-name="P17"><text:span text:style-name="T11"/></text:p>
      <text:p text:style-name="P17"><text:soft-page-break/><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8">def test_list(benchmark):</text:p>
      <text:p text:style-name="P17">    <text:span text:style-name="T11"># Add decorator here</text:span></text:p>
      <text:p text:style-name="P17">    <text:span text:style-name="T11">@benchmark</text:span></text:p>
      <text:p text:style-name="P17">    <text:span text:style-name="T11">def iterate_list():</text:span></text:p>
      <text:p text:style-name="P17">        <text:span text:style-name="T11"># Complete the loop here</text:span></text:p>
      <text:p text:style-name="P17">        <text:span text:style-name="T11">for el in [i for i in range(1000)]:</text:span></text:p>
      <text:p text:style-name="P17">            <text:span text:style-name="T11">pass</text:span></text:p>
      <text:p text:style-name="P19"/>
      <text:p text:style-name="P18">def test_set(benchmark):</text:p>
      <text:p text:style-name="P17">    <text:span text:style-name="T11"># Add decorator here</text:span></text:p>
      <text:p text:style-name="P17">    <text:span text:style-name="T11">@benchmark</text:span></text:p>
      <text:p text:style-name="P17">    <text:span text:style-name="T11">def iterate_set():</text:span></text:p>
      <text:p text:style-name="P17">        <text:span text:style-name="T11"># Complete the loop here</text:span></text:p>
      <text:p text:style-name="P17">        <text:span text:style-name="T11">for el in {i for i in range(1000)}:</text:span></text:p>
      <text:p text:style-name="P17">            <text:span text:style-name="T11">pass</text:span></text:p>
      <text:p text:style-name="P17"><text:span text:style-name="T11"/></text:p>
      <text:p text:style-name="P17"><text:span text:style-name="T11">------------------------------------------------------------------------------------------------------------------------------------</text:span></text:p>
      <text:p text:style-name="P17"><text:span text:style-name="T11"/></text:p>
      <text:p text:style-name="P23"><text:span text:style-name="T14">import unittest</text:span></text:p>
      <text:p text:style-name="P24">import pandas as pd</text:p>
      <text:p text:style-name="P24">DF_PATH = 'https://assets.datacamp.com/production/repositories/6253/datasets/f015ac99df614ada3ef5e011c168054ca369d23b/energy_truncated.csv'</text:p>
      <text:p text:style-name="P25"/>
      <text:p text:style-name="P24">def get_data():</text:p>
      <text:p text:style-name="P24">return pd.read_csv(DF_PATH)</text:p>
      <text:p text:style-name="P25"/>
      <text:p text:style-name="P24">def min_country(df):</text:p>
      <text:p text:style-name="P24">return df['VALUE'].idxmin()</text:p>
      <text:p text:style-name="P25"/>
      <text:p text:style-name="P24">class TestDF(unittest.TestCase):</text:p>
      <text:p text:style-name="P24">def setUp(self):</text:p>
      <text:p text:style-name="P24">self.df = get_data()</text:p>
      <text:p text:style-name="P24">self.df.drop('previousYearToDate', axis=1, inplace=True)</text:p>
      <text:p text:style-name="P24">self.df = self.df.groupby('COUNTRY')\</text:p>
      <text:p text:style-name="P24">.agg({'VALUE': 'sum'})</text:p>
      <text:p text:style-name="P25"/>
      <text:p text:style-name="P24">def test_NAs(self):</text:p>
      <text:p text:style-name="P24"># Check the number of nulls</text:p>
      <text:p text:style-name="P24">self.assertEqual(self.df.isna().sum().sum(), 0)</text:p>
      <text:p text:style-name="P25"><text:soft-page-break/></text:p>
      <text:p text:style-name="P24">def test_argmax(self):</text:p>
      <text:p text:style-name="P24"># Check that min_country returns a string</text:p>
      <text:p text:style-name="P24">self.assertIsInstance(min_country(self.df), str)</text:p>
      <text:p text:style-name="P25"/>
      <text:p text:style-name="P24">def tearDown(self):</text:p>
      <text:p text:style-name="P24">self.df.drop(self.df.index, inplace=True)</text:p>
      <text:p text:style-name="P17"><text:span text:style-name="T11"/></text:p>
      <text:p text:style-name="P17"><text:span text:style-name="T11"/></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Courier New" svg:font-family="'Courier New'" style:font-family-generic="modern" style:font-pitch="fixed"/>
    <style:font-face style:name="JetBrainsMonoNL" svg:font-family="JetBrainsMonoNL, Menlo, Monaco, 'Courier New', monospace"/>
    <style:font-face style:name="JetBrainsMonoNL1" svg:font-family="JetBrainsMonoNL, Menlo, Monaco, 'Courier New', monospace, 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udio-Feixen-Sans" svg:font-family="Studio-Feixen-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02:49:54.451000000</meta:creation-date>
    <dc:date>2025-02-03T16:06:37.623000000</dc:date>
    <meta:editing-duration>PT11H28M16S</meta:editing-duration>
    <meta:editing-cycles>7</meta:editing-cycles>
    <meta:generator>LibreOffice/24.8.4.2$Windows_X86_64 LibreOffice_project/bb3cfa12c7b1bf994ecc5649a80400d06cd71002</meta:generator>
    <meta:print-date>2025-02-03T02:52:54.260000000</meta:print-date>
    <meta:printed-by>Soubory PDF</meta:printed-by>
    <meta:document-statistic meta:table-count="0" meta:image-count="0" meta:object-count="0" meta:page-count="5" meta:paragraph-count="111" meta:word-count="825" meta:character-count="6805" meta:non-whitespace-character-count="5927"/>
  </office:meta>
</office:document-meta>
</file>